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b7096" officeooo:paragraph-rsid="000b7096" style:font-weight-asian="bold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Text_20_body">
      <style:paragraph-properties fo:line-height="150%"/>
      <style:text-properties officeooo:paragraph-rsid="000b7096"/>
    </style:style>
    <style:style style:name="T1" style:family="text">
      <style:text-properties officeooo:rsid="000b7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Personnel Security and Risk Management Concepts</text:p>
      <text:p text:style-name="P2">Objective: Answer each question</text:p>
      <text:p text:style-name="P3">Questions</text:p>
      <text:p text:style-name="P4"><text:bookmark text:name="questions"/><text:span text:style-name="T1">1. </text:span>Name six different administrative controls used to secure personnel.</text:p>
      <text:p text:style-name="P4"><text:span text:style-name="T1">2. </text:span>What are the basic formulas or values used in quantitative risk assessment?</text:p>
      <text:p text:style-name="P4"><text:span text:style-name="T1">3. </text:span>Describe the process or technique used to reach an anonymous consensus during a qualitative risk assessment.</text:p>
      <text:p text:style-name="P4"><text:span text:style-name="T1">4. </text:span>Discuss the need to perform a balanced risk assessment. What are the techniques that can be used and why is this necessary?</text:p>
      <text:p text:style-name="P4"><text:span text:style-name="T1">5. </text:span>What are the main types of social engineering principles?</text:p>
      <text:p text:style-name="P4"><text:span text:style-name="T1">6. </text:span>Name several types of methods of social engineer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5:23:00.406149873</meta:creation-date>
    <dc:date>2026-01-17T15:31:50.318978338</dc:date>
    <meta:editing-duration>PT2M38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1" meta:paragraph-count="9" meta:word-count="95" meta:character-count="594" meta:non-whitespace-character-count="508"/>
  </office:meta>
</office:document-meta>
</file>